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f0" officeooo:paragraph-rsid="0002a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Provide feature to select whether a continuous variable needs to get converted into categorical</text:p>
      <text:p text:style-name="P1"/>
      <text:p text:style-name="P1">2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43:07.830609665</meta:creation-date>
    <dc:date>2021-05-29T18:44:28.261678466</dc:date>
    <meta:editing-duration>PT1M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6" meta:character-count="101" meta:non-whitespace-character-count="86"/>
  </office:meta>
</office:document-meta>
</file>